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89.64mm" svg:y="35.04mm">
            <draw:object draw:notify-on-update-of-ranges="Wykres_liniowa1.D7:Wykres_liniowa1.D7 Wykres_liniowa1.D8:Wykres_liniowa1.D28 Wykres_liniowa1.E7:Wykres_liniowa1.E7 Wykres_liniowa1.E8:Wykres_liniowa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99mm" svg:height="89.99mm" svg:x="36.23mm" svg:y="16.2mm">
            <draw:object draw:notify-on-update-of-ranges="Wykres_liniowa2.A3:Wykres_liniowa2.A3 Wykres_liniowa2.A4:Wykres_liniowa2.A24 Wykres_liniowa2.B3:Wykres_liniowa2.B3 Wykres_liniowa2.B4:Wykres_liniowa2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=0;[.A4]/(-3);[.A4]*[.A4]/3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85" calcext:value-type="float">
            <text:p>-0,85</text:p>
          </table:table-cell>
          <table:table-cell table:style-name="ce10" table:formula="of:=IF([.A5]&gt;=1;[.A5]/([.A5]+2);IF([.A5]&lt;=0;[.A5]/(-3);[.A5]*[.A5]/3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7" calcext:value-type="float">
            <text:p>-0,7</text:p>
          </table:table-cell>
          <table:table-cell table:style-name="ce10" table:formula="of:=IF([.A6]&gt;=1;[.A6]/([.A6]+2);IF([.A6]&lt;=0;[.A6]/(-3);[.A6]*[.A6]/3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55" calcext:value-type="float">
            <text:p>-0,55</text:p>
          </table:table-cell>
          <table:table-cell table:style-name="ce10" table:formula="of:=IF([.A7]&gt;=1;[.A7]/([.A7]+2);IF([.A7]&lt;=0;[.A7]/(-3);[.A7]*[.A7]/3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4" calcext:value-type="float">
            <text:p>-0,4</text:p>
          </table:table-cell>
          <table:table-cell table:style-name="ce10" table:formula="of:=IF([.A8]&gt;=1;[.A8]/([.A8]+2);IF([.A8]&lt;=0;[.A8]/(-3);[.A8]*[.A8]/3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25" calcext:value-type="float">
            <text:p>-0,25</text:p>
          </table:table-cell>
          <table:table-cell table:style-name="ce10" table:formula="of:=IF([.A9]&gt;=1;[.A9]/([.A9]+2);IF([.A9]&lt;=0;[.A9]/(-3);[.A9]*[.A9]/3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0999999999999999" calcext:value-type="float">
            <text:p>-0,1</text:p>
          </table:table-cell>
          <table:table-cell table:style-name="ce10" table:formula="of:=IF([.A10]&gt;=1;[.A10]/([.A10]+2);IF([.A10]&lt;=0;[.A10]/(-3);[.A10]*[.A10]/3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0500000000000003" calcext:value-type="float">
            <text:p>0,05</text:p>
          </table:table-cell>
          <table:table-cell table:style-name="ce10" table:formula="of:=IF([.A11]&gt;=1;[.A11]/([.A11]+2);IF([.A11]&lt;=0;[.A11]/(-3);[.A11]*[.A11]/3))" office:value-type="float" office:value="0.000833333333333342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2" calcext:value-type="float">
            <text:p>0,2</text:p>
          </table:table-cell>
          <table:table-cell table:style-name="ce10" table:formula="of:=IF([.A12]&gt;=1;[.A12]/([.A12]+2);IF([.A12]&lt;=0;[.A12]/(-3);[.A12]*[.A12]/3))" office:value-type="float" office:value="0.0133333333333334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35" calcext:value-type="float">
            <text:p>0,35</text:p>
          </table:table-cell>
          <table:table-cell table:style-name="ce10" table:formula="of:=IF([.A13]&gt;=1;[.A13]/([.A13]+2);IF([.A13]&lt;=0;[.A13]/(-3);[.A13]*[.A13]/3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5" calcext:value-type="float">
            <text:p>0,5</text:p>
          </table:table-cell>
          <table:table-cell table:style-name="ce10" table:formula="of:=IF([.A14]&gt;=1;[.A14]/([.A14]+2);IF([.A14]&lt;=0;[.A14]/(-3);[.A14]*[.A14]/3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65" calcext:value-type="float">
            <text:p>0,65</text:p>
          </table:table-cell>
          <table:table-cell table:style-name="ce10" table:formula="of:=IF([.A15]&gt;=1;[.A15]/([.A15]+2);IF([.A15]&lt;=0;[.A15]/(-3);[.A15]*[.A15]/3))" office:value-type="float" office:value="0.140833333333334" calcext:value-type="float">
            <text:p>0,140833333333334</text:p>
          </table:table-cell>
          <table:table-cell table:number-columns-repeated="1022"/>
        </table:table-row>
        <table:table-row table:style-name="ro4">
          <table:table-cell table:style-name="ce8" office:value-type="float" office:value="0.8" calcext:value-type="float">
            <text:p>0,8</text:p>
          </table:table-cell>
          <table:table-cell table:style-name="ce10" table:formula="of:=IF([.A16]&gt;=1;[.A16]/([.A16]+2);IF([.A16]&lt;=0;[.A16]/(-3);[.A16]*[.A16]/3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95" calcext:value-type="float">
            <text:p>0,95</text:p>
          </table:table-cell>
          <table:table-cell table:style-name="ce10" table:formula="of:=IF([.A17]&gt;=1;[.A17]/([.A17]+2);IF([.A17]&lt;=0;[.A17]/(-3);[.A17]*[.A17]/3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1.1" calcext:value-type="float">
            <text:p>1,1</text:p>
          </table:table-cell>
          <table:table-cell table:style-name="ce10" table:formula="of:=IF([.A18]&gt;=1;[.A18]/([.A18]+2);IF([.A18]&lt;=0;[.A18]/(-3);[.A18]*[.A18]/3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office:value-type="float" office:value="1.25" calcext:value-type="float">
            <text:p>1,25</text:p>
          </table:table-cell>
          <table:table-cell table:style-name="ce10" table:formula="of:=IF([.A19]&gt;=1;[.A19]/([.A19]+2);IF([.A19]&lt;=0;[.A19]/(-3);[.A19]*[.A19]/3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office:value-type="float" office:value="1.4" calcext:value-type="float">
            <text:p>1,4</text:p>
          </table:table-cell>
          <table:table-cell table:style-name="ce10" table:formula="of:=IF([.A20]&gt;=1;[.A20]/([.A20]+2);IF([.A20]&lt;=0;[.A20]/(-3);[.A20]*[.A20]/3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office:value-type="float" office:value="1.55" calcext:value-type="float">
            <text:p>1,55</text:p>
          </table:table-cell>
          <table:table-cell table:style-name="ce10" table:formula="of:=IF([.A21]&gt;=1;[.A21]/([.A21]+2);IF([.A21]&lt;=0;[.A21]/(-3);[.A21]*[.A21]/3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office:value-type="float" office:value="1.7" calcext:value-type="float">
            <text:p>1,7</text:p>
          </table:table-cell>
          <table:table-cell table:style-name="ce10" table:formula="of:=IF([.A22]&gt;=1;[.A22]/([.A22]+2);IF([.A22]&lt;=0;[.A22]/(-3);[.A22]*[.A22]/3))" office:value-type="float" office:value="0.45945945945946" calcext:value-type="float">
            <text:p>0,45945945945946</text:p>
          </table:table-cell>
          <table:table-cell table:number-columns-repeated="1022"/>
        </table:table-row>
        <table:table-row table:style-name="ro4">
          <table:table-cell table:style-name="ce8" office:value-type="float" office:value="1.85" calcext:value-type="float">
            <text:p>1,85</text:p>
          </table:table-cell>
          <table:table-cell table:style-name="ce10" table:formula="of:=IF([.A23]&gt;=1;[.A23]/([.A23]+2);IF([.A23]&lt;=0;[.A23]/(-3);[.A23]*[.A23]/3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lt;=0;[.A24]/(-3);[.A24]*[.A24]/3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</text:span><text:span text:style-name="T1">∆</text:span><text:span text:style-name="T1">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*[.D10]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*[.D11]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([.$B$10]*[.$B$10])-4*[.$A$10]*[.$C$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*[.D12]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/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*[.D13]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/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*[.D14]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*[.D15]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*[.D16]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*[.D17]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*[.D18]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*[.D19]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*[.D20]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*[.D21]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*[.D22]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*[.D23]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*[.D24]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*[.D25]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*[.D26]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*[.D27]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*[.D28]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*[.D29]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*[.D30]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number-columns-repeated="11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19" office:value-type="string" calcext:value-type="string">
            <text:p>a</text:p>
          </table:table-cell>
          <table:table-cell table:style-name="ce5"/>
          <table:table-cell table:number-columns-repeated="1021"/>
        </table:table-row>
        <table:table-row table:style-name="ro10">
          <table:table-cell/>
          <table:table-cell table:style-name="ce19" office:value-type="string" calcext:value-type="string">
            <text:p>b</text:p>
          </table:table-cell>
          <table:table-cell table:style-name="ce5"/>
          <table:table-cell table:number-columns-repeated="1021"/>
        </table:table-row>
        <table:table-row table:style-name="ro10">
          <table:table-cell/>
          <table:table-cell table:style-name="ce19" office:value-type="string" calcext:value-type="string">
            <text:p>c</text:p>
          </table:table-cell>
          <table:table-cell table:style-name="ce5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table:shapes>
          <draw:custom-shape draw:z-index="0" draw:name="Prostokąt 2" draw:style-name="gr5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1" table:number-rows-repeated="37">
          <table:table-cell table:style-name="ce5"/>
          <table:table-cell table:style-name="ce22" table:number-columns-repeated="2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6" draw:text-style-name="P5" svg:width="165.55mm" svg:height="9.96mm" svg:x="0.28mm" svg:y="0.26mm">
            <text:p text:style-name="P4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1" table:number-rows-repeated="30">
          <table:table-cell table:style-name="ce5"/>
          <table:table-cell table:style-name="ce22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6T11:41:06.832055400</dc:date>
    <meta:editing-cycles>76</meta:editing-cycles>
    <meta:editing-duration>PT2H1M27S</meta:editing-duration>
    <meta:document-statistic meta:table-count="6" meta:cell-count="195" meta:object-count="7"/>
    <meta:generator>LibreOffice/6.0.2.1$Linux_X86_64 LibreOffice_project/0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75cm" svg:y="0.316cm" chart:style-name="ch2">
          <text:p>Wykres funkcji liniowej </text:p>
        </chart:title>
        <chart:subtitle svg:x="7.162cm" svg:y="1.275cm" chart:style-name="ch3">
          <text:p>y =ax +b</text:p>
        </chart:subtitle>
        <chart:legend chart:legend-position="end" svg:x="14.471cm" svg:y="4.201cm" style:legend-expansion="high" chart:style-name="ch4"/>
        <chart:plot-area chart:style-name="ch5" table:cell-range-address="Wykres_liniowa1.D7:Wykres_liniowa1.E28" chart:data-source-has-labels="row" svg:x="1.331cm" svg:y="2.138cm" svg:width="12.82cm" svg:height="5.701cm">
          <chartooo:coordinate-region svg:x="1.569cm" svg:y="2.251cm" svg:width="12.395cm" svg:height="5.303cm"/>
          <chart:axis chart:dimension="x" chart:name="primary-x" chart:style-name="ch6">
            <chart:title svg:x="7.578cm" svg:y="8.019cm" chart:style-name="ch7">
              <text:p>X</text:p>
            </chart:title>
          </chart:axis>
          <chart:axis chart:dimension="y" chart:name="primary-y" chart:style-name="ch6">
            <chart:title svg:x="0.451cm" svg:y="5.151cm" chart:style-name="ch8">
              <text:p>Y</text:p>
            </chart:title>
            <chart:grid chart:style-name="ch9" chart:class="major"/>
          </chart:axis>
          <chart:series chart:style-name="ch10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1cm" svg:y="0.316cm" chart:style-name="ch2">
          <text:p>Wykres funkcji liniowej</text:p>
        </chart:title>
        <chart:legend chart:legend-position="end" svg:x="14.153cm" svg:y="4.201cm" style:legend-expansion="high" chart:style-name="ch3"/>
        <chart:plot-area chart:style-name="ch4" table:cell-range-address="Wykres_liniowa2.A3:Wykres_liniowa2.B24" chart:data-source-has-labels="row" svg:x="1.558cm" svg:y="1.342cm" svg:width="12.501cm" svg:height="6.563cm">
          <chartooo:coordinate-region svg:x="1.849cm" svg:y="1.542cm" svg:width="11.97cm" svg:height="5.716cm"/>
          <chart:axis chart:dimension="x" chart:name="primary-x" chart:style-name="ch5">
            <chart:title svg:x="7.645cm" svg:y="8.085cm" chart:style-name="ch6">
              <text:p>X</text:p>
            </chart:title>
          </chart:axis>
          <chart:axis chart:dimension="y" chart:name="primary-y" chart:style-name="ch5">
            <chart:title svg:x="0.678cm" svg:y="4.786cm" chart:style-name="ch7">
              <text:p>Y</text:p>
            </chart:title>
            <chart:grid chart:style-name="ch8" chart:class="major"/>
          </chart:axis>
          <chart:series chart:style-name="ch9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00833333333333342">
                <text:p>0.00083333333333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4">
                <text:p>0.013333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4">
                <text:p>0.140833333333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